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Heading_20_1">
      <style:paragraph-properties style:writing-mode="lr-tb"/>
      <style:text-properties style:font-name="Liberation Sans" officeooo:paragraph-rsid="000744ed"/>
    </style:style>
    <style:style style:name="P2" style:family="paragraph" style:parent-style-name="Heading_20_3">
      <style:paragraph-properties style:writing-mode="lr-tb"/>
      <style:text-properties style:font-name="Liberation Sans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Text_20_body" style:list-style-name="L1">
      <style:text-properties style:font-name="Liberation Sans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5">
      <style:paragraph-properties fo:margin-top="0cm" fo:margin-bottom="0cm" style:contextual-spacing="false" style:writing-mode="lr-tb"/>
      <style:text-properties style:font-name="Liberation Sans"/>
    </style:style>
    <style:style style:name="P8" style:family="paragraph" style:parent-style-name="Text_20_body">
      <style:paragraph-properties style:writing-mode="lr-tb"/>
      <style:text-properties style:font-name="Liberation Sans"/>
    </style:style>
    <style:style style:name="P9" style:family="paragraph" style:parent-style-name="Text_20_body" style:list-style-name="L5">
      <style:paragraph-properties style:writing-mode="lr-tb"/>
      <style:text-properties style:font-name="Liberation Sans"/>
    </style:style>
    <style:style style:name="T1" style:family="text">
      <style:text-properties officeooo:rsid="000744ed"/>
    </style:style>
    <style:style style:name="T2" style:family="text">
      <style:text-properties fo:font-style="italic" officeooo:rsid="000744ed" style:font-style-asian="italic" style:font-style-complex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hy FTE based planning is not useful for managing SW engineering teams</text:h>
      <text:p text:style-name="Standard"><text:span text:style-name="T2">Dirk Engel, </text:span><text:a xlink:type="simple" xlink:href="https://www.linkedin.com/pulse/why-fte-based-planning-useful-managing-sw-engineering-dirk-engel/" text:style-name="Internet_20_link" text:visited-style-name="Visited_20_Internet_20_Link"><text:span text:style-name="T2">published on LinkedIn 2018/10/11</text:span></text:a><text:span text:style-name="T2"> </text:span><text:s/></text:p>
      <text:list xml:id="list3155931919" text:style-name="L1">
        <text:list-header>
          <text:p text:style-name="P4"/>
        </text:list-header>
      </text:list>
      <text:section text:style-name="Sect1" text:name="ember2803">
        <text:h text:style-name="P2" text:outline-level="3">What we learned in physics class:</text:h>
        <text:p text:style-name="P8">Power = Work/Time</text:p>
        <text:p text:style-name="P8">But FTE is only about time!</text:p>
        <text:h text:style-name="P2" text:outline-level="3">What about the second parameter? </text:h>
        <text:p text:style-name="P8">The amount of “Work” is influenced by:</text:p>
        <text:list xml:id="list3283936368" text:style-name="L5">
          <text:list-item>
            <text:p text:style-name="P7">expertise and soft skills </text:p>
          </text:list-item>
          <text:list-item>
            <text:p text:style-name="P9">context and experience </text:p>
          </text:list-item>
        </text:list>
        <text:p text:style-name="P8">If not dealing with clone warriors or AI agents you should expect different values for each developer.</text:p>
        <text:h text:style-name="P2" text:outline-level="3">Agile processes and methods?</text:h>
        <text:p text:style-name="P8">The Agile Manifesto is talking about individuals not about equivalents. And even worse as you may get only time slots of a shared equivalent.</text:p>
        <text:h text:style-name="P2" text:outline-level="3">Somebody promises you 5.5 FTE for your project – what does it mean?</text:h>
        <text:p text:style-name="P8">Hard to say, but you know nothing about expected performance and work progress. You even don‘t know how many developers you‘ll get.</text:p>
        <text:p text:style-name="P8">And as everyone is nothing more than a plain FTE your top performer might be replaced tomorrow by another FTE.</text:p>
        <text:p text:style-name="P8"/>
      </text:section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SC Regular" style:font-family-asian="'Noto Sans SC Regular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6T16:02:44.884710936</meta:creation-date>
    <dc:date>2021-06-06T16:08:42.237800838</dc:date>
    <meta:editing-duration>PT5M58S</meta:editing-duration>
    <meta:editing-cycles>1</meta:editing-cycles>
    <meta:document-statistic meta:table-count="0" meta:image-count="0" meta:object-count="0" meta:page-count="1" meta:paragraph-count="16" meta:word-count="154" meta:character-count="895" meta:non-whitespace-character-count="753"/>
    <meta:generator>LibreOffice/7.1.3.2$Linux_X86_64 LibreOffice_project/10$Build-2</meta:generator>
  </office:meta>
</office:document-meta>
</file>